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6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. Численность населения Беларуси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<text:s text:c="2"/>Годы</text:p>
          </table:table-cell>
          <table:table-cell table:style-name="ce9" office:value-type="string" calcext:value-type="string" table:number-columns-spanned="3" table:number-rows-spanned="1">
            <text:p>Население, тыс.чел. </text:p>
          </table:table-cell>
          <table:covered-table-cell table:style-name="ce10"/>
          <table:covered-table-cell table:style-name="ce11"/>
          <table:table-cell table:style-name="ce2" office:value-type="string" calcext:value-type="string" table:number-columns-spanned="2" table:number-rows-spanned="1">
            <text:p>Удельный вес населения, %</text:p>
          </table:table-cell>
          <table:covered-table-cell table:style-name="ce11"/>
          <table:table-cell table:number-columns-repeated="1018"/>
        </table:table-row>
        <table:table-row table:style-name="ro1">
          <table:covered-table-cell table:style-name="ce3"/>
          <table:table-cell table:style-name="ce9" office:value-type="string" calcext:value-type="string">
            <text:p>Городское</text:p>
          </table:table-cell>
          <table:table-cell table:style-name="ce9" office:value-type="string" calcext:value-type="string">
            <text:p>Сельское</text:p>
          </table:table-cell>
          <table:table-cell table:style-name="ce9" office:value-type="string" calcext:value-type="string">
            <text:p>Всего</text:p>
          </table:table-cell>
          <table:table-cell table:style-name="ce9" office:value-type="string" calcext:value-type="string">
            <text:p>Городское</text:p>
          </table:table-cell>
          <table:table-cell table:style-name="ce9" office:value-type="string" calcext:value-type="string">
            <text:p>Сельское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style-name="ce9" office:value-type="float" office:value="2480.5" calcext:value-type="float">
            <text:p>2480.5</text:p>
          </table:table-cell>
          <table:table-cell table:style-name="ce9" office:value-type="float" office:value="5575.2" calcext:value-type="float">
            <text:p>5575.2</text:p>
          </table:table-cell>
          <table:table-cell table:style-name="ce12" table:formula="of:=SUM([.B6];[.C6])" office:value-type="float" office:value="8055.7" calcext:value-type="float">
            <text:p>8055.7</text:p>
          </table:table-cell>
          <table:table-cell table:style-name="ce13" table:formula="of:=([.B6]*100)/[.D6]" office:value-type="float" office:value="30.7918616631702" calcext:value-type="float">
            <text:p>30.79</text:p>
          </table:table-cell>
          <table:table-cell table:style-name="ce13" table:formula="of:=([.C6]*100)/[.D6]" office:value-type="float" office:value="69.2081383368298" calcext:value-type="float">
            <text:p>69.21</text:p>
          </table:table-cell>
          <table:table-cell table:number-columns-repeated="1018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9" office:value-type="float" office:value="3890.6" calcext:value-type="float">
            <text:p>3890.6</text:p>
          </table:table-cell>
          <table:table-cell table:style-name="ce9" office:value-type="float" office:value="5101.6" calcext:value-type="float">
            <text:p>5101.6</text:p>
          </table:table-cell>
          <table:table-cell table:style-name="ce12" table:formula="of:=SUM([.B7];[.C7])" office:value-type="float" office:value="8992.2" calcext:value-type="float">
            <text:p>8992.2</text:p>
          </table:table-cell>
          <table:table-cell table:style-name="ce13" table:formula="of:=([.B7]*100)/[.D7]" office:value-type="float" office:value="43.2663864237895" calcext:value-type="float">
            <text:p>43.27</text:p>
          </table:table-cell>
          <table:table-cell table:style-name="ce13" table:formula="of:=([.C7]*100)/[.D7]" office:value-type="float" office:value="56.7336135762105" calcext:value-type="float">
            <text:p>56.73</text:p>
          </table:table-cell>
          <table:table-cell table:number-columns-repeated="1018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style-name="ce9" office:value-type="float" office:value="5234.3" calcext:value-type="float">
            <text:p>5234.3</text:p>
          </table:table-cell>
          <table:table-cell table:style-name="ce9" office:value-type="float" office:value="4298.2" calcext:value-type="float">
            <text:p>4298.2</text:p>
          </table:table-cell>
          <table:table-cell table:style-name="ce12" table:formula="of:=SUM([.B8];[.C8])" office:value-type="float" office:value="9532.5" calcext:value-type="float">
            <text:p>9532.5</text:p>
          </table:table-cell>
          <table:table-cell table:style-name="ce13" table:formula="of:=([.B8]*100)/[.D8]" office:value-type="float" office:value="54.9100445843168" calcext:value-type="float">
            <text:p>54.91</text:p>
          </table:table-cell>
          <table:table-cell table:style-name="ce13" table:formula="of:=([.C8]*100)/[.D8]" office:value-type="float" office:value="45.0899554156832" calcext:value-type="float">
            <text:p>45.09</text:p>
          </table:table-cell>
          <table:table-cell table:number-columns-repeated="1018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style-name="ce9" office:value-type="float" office:value="6641.4" calcext:value-type="float">
            <text:p>6641.4</text:p>
          </table:table-cell>
          <table:table-cell table:style-name="ce9" office:value-type="float" office:value="3510.4" calcext:value-type="float">
            <text:p>3510.4</text:p>
          </table:table-cell>
          <table:table-cell table:style-name="ce12" table:formula="of:=SUM([.B9];[.C9])" office:value-type="float" office:value="10151.8" calcext:value-type="float">
            <text:p>10151.8</text:p>
          </table:table-cell>
          <table:table-cell table:style-name="ce13" table:formula="of:=([.B9]*100)/[.D9]" office:value-type="float" office:value="65.4209105774346" calcext:value-type="float">
            <text:p>65.42</text:p>
          </table:table-cell>
          <table:table-cell table:style-name="ce13" table:formula="of:=([.C9]*100)/[.D9]" office:value-type="float" office:value="34.5790894225655" calcext:value-type="float">
            <text:p>34.58</text:p>
          </table:table-cell>
          <table:table-cell table:number-columns-repeated="1018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9" office:value-type="float" office:value="6985.4" calcext:value-type="float">
            <text:p>6985.4</text:p>
          </table:table-cell>
          <table:table-cell table:style-name="ce9" office:value-type="float" office:value="3034.1" calcext:value-type="float">
            <text:p>3034.1</text:p>
          </table:table-cell>
          <table:table-cell table:style-name="ce12" table:formula="of:=SUM([.B10];[.C10])" office:value-type="float" office:value="10019.5" calcext:value-type="float">
            <text:p>10019.5</text:p>
          </table:table-cell>
          <table:table-cell table:style-name="ce13" table:formula="of:=([.B10]*100)/[.D10]" office:value-type="float" office:value="69.7180498028844" calcext:value-type="float">
            <text:p>69.72</text:p>
          </table:table-cell>
          <table:table-cell table:style-name="ce13" table:formula="of:=([.C10]*100)/[.D10]" office:value-type="float" office:value="30.2819501971156" calcext:value-type="float">
            <text:p>30.28</text:p>
          </table:table-cell>
          <table:table-cell table:number-columns-repeated="1018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9" office:value-type="float" office:value="7150.2" calcext:value-type="float">
            <text:p>7150.2</text:p>
          </table:table-cell>
          <table:table-cell table:style-name="ce9" office:value-type="float" office:value="2940.3" calcext:value-type="float">
            <text:p>2940.3</text:p>
          </table:table-cell>
          <table:table-cell table:style-name="ce12" table:formula="of:=SUM([.B11];[.C11])" office:value-type="float" office:value="10090.5" calcext:value-type="float">
            <text:p>10090.5</text:p>
          </table:table-cell>
          <table:table-cell table:style-name="ce13" table:formula="of:=([.B11]*100)/[.D11]" office:value-type="float" office:value="70.8607105693474" calcext:value-type="float">
            <text:p>70.86</text:p>
          </table:table-cell>
          <table:table-cell table:style-name="ce13" table:formula="of:=([.C11]*100)/[.D11]" office:value-type="float" office:value="29.1392894306526" calcext:value-type="float">
            <text:p>29.1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4" table:number-rows-spanned="1">
            <text:p>Среднее значение по городскому населению:</text:p>
          </table:table-cell>
          <table:covered-table-cell table:number-columns-repeated="2" table:style-name="ce10"/>
          <table:covered-table-cell table:style-name="ce11"/>
          <table:table-cell table:style-name="ce14" table:formula="of:=AVERAGE([.B6];[.B7];[.B8];[.B9];[.B10];[.B11])" office:value-type="float" office:value="5397.06666666667" calcext:value-type="float">
            <text:p>5,397.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4" table:number-rows-spanned="1">
            <text:p>Среднее значение по сельскому населению:</text:p>
          </table:table-cell>
          <table:covered-table-cell table:number-columns-repeated="2" table:style-name="ce10"/>
          <table:covered-table-cell table:style-name="ce11"/>
          <table:table-cell table:style-name="ce14" table:formula="of:=AVERAGE([.C6];[.C7];[.C8];[.C9];[.C10];[.C11])" office:value-type="float" office:value="4076.63333333333" calcext:value-type="float">
            <text:p>4,076.6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9" table:number-rows-spanned="1">
            <text:p>Построить гистограмму, отражающую численность городского и сельского населения по годам (тыс. чел.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8"/>
          <table:table-cell table:number-columns-repeated="1023"/>
        </table:table-row>
        <table:table-row table:style-name="ro2">
          <table:table-cell>
            <draw:frame table:end-cell-address="Лист1.F36" table:end-x="59.73pt" table:end-y="10.49pt" draw:z-index="0" draw:name="Chart 1" draw:style-name="gr1" draw:text-style-name="P1" svg:width="449.97pt" svg:height="278.22pt" svg:x="10.49pt" svg:y="0pt">
              <draw:object draw:notify-on-update-of-ranges="Лист1.A4:Лист1.A11 Лист1.B3:Лист1.B3 Лист1.B4:Лист1.B11 Лист1.C3:Лист1.C3 Лист1.C4:Лист1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1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1" style:display-name="PageStyle_Лист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68cm" svg:y="4.36cm" style:legend-expansion="high" chart:style-name="ch2"/>
        <chart:plot-area chart:style-name="ch3" table:cell-range-address="Лист1.A3:Лист1.C11" chart:data-source-has-labels="both" svg:x="0.317cm" svg:y="0.196cm" svg:width="11.046cm" svg:height="8.39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314cm" svg:y="0.196cm" svg:width="10.034cm" svg:height="7.75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5.26cm" svg:y="8.787cm" chart:style-name="ch5">
              <text:p>  Годы</text:p>
            </chart:title>
            <chart:categories table:cell-range-address="Лист1.A4:Лист1.A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Лист1.B4:Лист1.B11" chart:label-cell-address="Лист1.B3:Лист1.B3" chart:class="chart:bar">
            <chart:data-point chart:repeated="8"/>
          </chart:series>
          <chart:series chart:style-name="ch10" chart:values-cell-range-address="Лист1.C4:Лист1.C11" chart:label-cell-address="Лист1.C3:Лист1.C3" chart:class="chart:bar">
            <chart:data-point chart:repeated="8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аселение, тыс.чел. </text:p>
                <draw:g>
                  <svg:desc>Лист1.B3:Лист1.B3</svg:desc>
                </draw:g>
              </table:table-cell>
              <table:table-cell office:value-type="string">
                <text:p/>
                <draw:g>
                  <svg:desc>Лист1.C3:Лист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Лист1.A4:Лист1.A11</svg:desc>
                </draw:g>
              </table:table-cell>
              <table:table-cell office:value-type="float" office:value="NaN">
                <text:p>NaN</text:p>
                <draw:g>
                  <svg:desc>Лист1.B4:Лист1.B11</svg:desc>
                </draw:g>
              </table:table-cell>
              <table:table-cell office:value-type="float" office:value="NaN">
                <text:p>NaN</text:p>
                <draw:g>
                  <svg:desc>Лист1.C4:Лист1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2480.5">
                <text:p>2480.5</text:p>
              </table:table-cell>
              <table:table-cell office:value-type="float" office:value="5575.2">
                <text:p>5575.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890.6">
                <text:p>3890.6</text:p>
              </table:table-cell>
              <table:table-cell office:value-type="float" office:value="5101.6">
                <text:p>5101.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5234.3">
                <text:p>5234.3</text:p>
              </table:table-cell>
              <table:table-cell office:value-type="float" office:value="4298.2">
                <text:p>4298.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6641.4">
                <text:p>6641.4</text:p>
              </table:table-cell>
              <table:table-cell office:value-type="float" office:value="3510.4">
                <text:p>3510.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985.4">
                <text:p>6985.4</text:p>
              </table:table-cell>
              <table:table-cell office:value-type="float" office:value="3034.1">
                <text:p>3034.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150.2">
                <text:p>7150.2</text:p>
              </table:table-cell>
              <table:table-cell office:value-type="float" office:value="2940.3">
                <text:p>294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